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type Sans WT ME" svg:font-family="'Monotype Sans WT ME'" style:font-pitch="variable"/>
    <style:font-face style:name="ZYSong18030" svg:font-family="ZYSong18030, 中易宋体18030, SimSun, 方正宋体, 'MSung Light SC', SimSun, Song, FZSongYi, FZShuSong, NSimSun, 'Andale Sans UI', 'Arial Unicode MS', 'Lucida Sans Unicode', Tahoma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style:font-name-asian="ZYSong18030" style:font-name-complex="Monotype Sans WT M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Num clients</text:p>
          </table:table-cell>
          <table:table-cell office:value-type="string">
            <text:p>Trans per client</text:p>
          </table:table-cell>
          <table:table-cell office:value-type="string">
            <text:p>Average resp.</text:p>
          </table:table-cell>
          <table:table-cell office:value-type="string">
            <text:p>Total trans</text:p>
          </table:table-cell>
          <table:table-cell office:value-type="string">
            <text:p>Total time</text:p>
          </table:table-cell>
          <table:table-cell office:value-type="string">
            <text:p>Trans per second</text:p>
          </table:table-cell>
          <table:table-cell/>
          <table:table-cell office:value-type="string">
            <text:p>Num clients</text:p>
          </table:table-cell>
          <table:table-cell office:value-type="string">
            <text:p>Trans per client</text:p>
          </table:table-cell>
          <table:table-cell office:value-type="string">
            <text:p>Average resp.</text:p>
          </table:table-cell>
          <table:table-cell office:value-type="string">
            <text:p>Total trans</text:p>
          </table:table-cell>
          <table:table-cell office:value-type="string">
            <text:p>Total time</text:p>
          </table:table-cell>
          <table:table-cell office:value-type="string">
            <text:p>Trans per seco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formula="of:=[.A2]*[.B2]" office:value-type="float" office:value="2000">
            <text:p>2000</text:p>
          </table:table-cell>
          <table:table-cell office:value-type="float" office:value="7229">
            <text:p>7229</text:p>
          </table:table-cell>
          <table:table-cell table:formula="of:= [.D2]/[.E2]*1000" office:value-type="float" office:value="276.663438926546">
            <text:p>276.66343893</text:p>
          </table:table-cell>
          <table:table-cell/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table:formula="of:=[.H2]*[.I2]" office:value-type="float" office:value="2000">
            <text:p>2000</text:p>
          </table:table-cell>
          <table:table-cell office:value-type="float" office:value="29747">
            <text:p>29747</text:p>
          </table:table-cell>
          <table:table-cell table:style-name="ce1" table:formula="of:= [.K2]/[.L2]*1000" office:value-type="float" office:value="67.2336706222476">
            <text:p>67.23367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formula="of:=[.A3]*[.B3]" office:value-type="float" office:value="4000">
            <text:p>4000</text:p>
          </table:table-cell>
          <table:table-cell office:value-type="float" office:value="7554">
            <text:p>7554</text:p>
          </table:table-cell>
          <table:table-cell table:formula="of:= [.D3]/[.E3]*1000" office:value-type="float" office:value="529.52078369076">
            <text:p>529.52078369</text:p>
          </table:table-cell>
          <table:table-cell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4.5">
            <text:p>14.5</text:p>
          </table:table-cell>
          <table:table-cell table:formula="of:=[.H3]*[.I3]" office:value-type="float" office:value="4000">
            <text:p>4000</text:p>
          </table:table-cell>
          <table:table-cell office:value-type="float" office:value="29724">
            <text:p>29724</text:p>
          </table:table-cell>
          <table:table-cell table:style-name="ce1" table:formula="of:= [.K3]/[.L3]*1000" office:value-type="float" office:value="134.57139012246">
            <text:p>134.571390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formula="of:=[.A4]*[.B4]" office:value-type="float" office:value="8000">
            <text:p>8000</text:p>
          </table:table-cell>
          <table:table-cell office:value-type="float" office:value="7300">
            <text:p>7300</text:p>
          </table:table-cell>
          <table:table-cell table:formula="of:= [.D4]/[.E4]*1000" office:value-type="float" office:value="1095.8904109589">
            <text:p>1095.89041096</text:p>
          </table:table-cell>
          <table:table-cell/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office:value-type="float" office:value="17.75">
            <text:p>17.75</text:p>
          </table:table-cell>
          <table:table-cell table:formula="of:=[.H4]*[.I4]" office:value-type="float" office:value="8000">
            <text:p>8000</text:p>
          </table:table-cell>
          <table:table-cell office:value-type="float" office:value="36153">
            <text:p>36153</text:p>
          </table:table-cell>
          <table:table-cell table:style-name="ce1" table:formula="of:= [.K4]/[.L4]*1000" office:value-type="float" office:value="221.281774679833">
            <text:p>221.281774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table:formula="of:=[.A5]*[.B5]" office:value-type="float" office:value="16000">
            <text:p>16000</text:p>
          </table:table-cell>
          <table:table-cell table:style-name="ce1" office:value-type="float" office:value="10560">
            <text:p>10560</text:p>
          </table:table-cell>
          <table:table-cell table:formula="of:= [.D5]/[.E5]*1000" office:value-type="float" office:value="1515.15151515152">
            <text:p>1515.15151515</text:p>
          </table:table-cell>
          <table:table-cell/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  <table:table-cell office:value-type="float" office:value="23.5">
            <text:p>23.5</text:p>
          </table:table-cell>
          <table:table-cell table:formula="of:=[.H5]*[.I5]" office:value-type="float" office:value="16000">
            <text:p>16000</text:p>
          </table:table-cell>
          <table:table-cell office:value-type="float" office:value="48201.9">
            <text:p>48201.9</text:p>
          </table:table-cell>
          <table:table-cell table:style-name="ce1" table:formula="of:= [.K5]/[.L5]*1000" office:value-type="float" office:value="331.937122810512">
            <text:p>331.937122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formula="of:=[.A6]*[.B6]" office:value-type="float" office:value="32000">
            <text:p>32000</text:p>
          </table:table-cell>
          <table:table-cell office:value-type="float" office:value="20863">
            <text:p>20863</text:p>
          </table:table-cell>
          <table:table-cell table:formula="of:= [.D6]/[.E6]*1000" office:value-type="float" office:value="1533.81584623496">
            <text:p>1533.81584623</text:p>
          </table:table-cell>
          <table:table-cell/>
          <table:table-cell office:value-type="float" office:value="16">
            <text:p>16</text:p>
          </table:table-cell>
          <table:table-cell office:value-type="float" office:value="2000">
            <text:p>2000</text:p>
          </table:table-cell>
          <table:table-cell office:value-type="float" office:value="34.75">
            <text:p>34.75</text:p>
          </table:table-cell>
          <table:table-cell table:formula="of:=[.H6]*[.I6]" office:value-type="float" office:value="32000">
            <text:p>32000</text:p>
          </table:table-cell>
          <table:table-cell office:value-type="float" office:value="70765.1">
            <text:p>70765.1</text:p>
          </table:table-cell>
          <table:table-cell table:style-name="ce1" table:formula="of:= [.K6]/[.L6]*1000" office:value-type="float" office:value="452.200307778834">
            <text:p>452.200307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0">
            <text:p>2000</text:p>
          </table:table-cell>
          <table:table-cell office:value-type="float" office:value="13">
            <text:p>13</text:p>
          </table:table-cell>
          <table:table-cell table:formula="of:=[.A7]*[.B7]" office:value-type="float" office:value="64000">
            <text:p>64000</text:p>
          </table:table-cell>
          <table:table-cell office:value-type="float" office:value="28003">
            <text:p>28003</text:p>
          </table:table-cell>
          <table:table-cell table:formula="of:= [.D7]/[.E7]*1000" office:value-type="float" office:value="2285.46941399136">
            <text:p>2285.46941399</text:p>
          </table:table-cell>
          <table:table-cell/>
          <table:table-cell office:value-type="float" office:value="32">
            <text:p>32</text:p>
          </table:table-cell>
          <table:table-cell office:value-type="float" office:value="2000">
            <text:p>2000</text:p>
          </table:table-cell>
          <table:table-cell office:value-type="float" office:value="65.0938">
            <text:p>65.0938</text:p>
          </table:table-cell>
          <table:table-cell table:formula="of:=[.H7]*[.I7]" office:value-type="float" office:value="64000">
            <text:p>64000</text:p>
          </table:table-cell>
          <table:table-cell office:value-type="float" office:value="131240">
            <text:p>131240</text:p>
          </table:table-cell>
          <table:table-cell table:style-name="ce1" table:formula="of:= [.K7]/[.L7]*1000" office:value-type="float" office:value="487.656202377324">
            <text:p>487.65620238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Hbase</text:p>
          </table:table-cell>
          <table:table-cell/>
          <table:table-cell>
            <draw:frame table:end-cell-address="A.F24" table:end-x="0.522in" table:end-y="0.1193in" draw:z-index="0" draw:style-name="gr1" svg:width="3.1492in" svg:height="2.7555in" svg:x="0.0398in" svg:y="0.0394in">
              <draw:object draw:notify-on-update-of-ranges="A.A9:A.A9 A.A2:A.A6 A.A9:A.A9 A.C2:A.C6 A.H9:A.H9 A.J2:A.J6" xlink:href="./Object 1" xlink:type="simple" xlink:show="embed" xlink:actuate="onLoad"/>
              <draw:image xlink:href="./ObjectReplacements/Object 1" xlink:type="simple" xlink:show="embed" xlink:actuate="onLoad"/>
              <svg:title>Transaction</svg:title>
            </draw:frame>
          </table:table-cell>
          <table:table-cell table:number-columns-repeated="4"/>
          <table:table-cell office:value-type="string">
            <text:p>Troups</text:p>
          </table:table-cell>
          <table:table-cell table:number-columns-repeated="5"/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number-columns-repeated="9"/>
          <table:table-cell>
            <draw:frame table:end-cell-address="A.M33" table:end-x="0.5217in" table:end-y="0.1382in" draw:z-index="1" draw:style-name="gr1" svg:width="3.1492in" svg:height="2.7555in" svg:x="0.0398in" svg:y="0.0394in">
              <draw:object draw:notify-on-update-of-ranges="A.H2:A.H6 A.A9:A.A9 A.F2:A.F6 A.H9:A.H10 A.M2:A.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B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type Sans WT ME" svg:font-family="'Monotype Sans WT ME'" style:font-pitch="variable"/>
    <style:font-face style:name="ZYSong18030" svg:font-family="ZYSong18030, 中易宋体18030, SimSun, 方正宋体, 'MSung Light SC', SimSun, Song, FZSongYi, FZShuSong, NSimSun, 'Andale Sans UI', 'Arial Unicode MS', 'Lucida Sans Unicode', Tahoma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Helvetica" fo:language="en" fo:country="US" style:font-name-asian="ZYSong18030" style:language-asian="zxx" style:country-asian="none" style:font-name-complex="Monotype Sans WT ME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02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benjamin</meta:initial-creator>
    <meta:creation-date>2012-05-09T00:03:06</meta:creation-date>
    <dc:creator>Benjamin </dc:creator>
    <dc:date>2012-05-09T02:55:24</dc:date>
    <dc:language>en-US</dc:language>
    <meta:editing-cycles>11</meta:editing-cycles>
    <meta:editing-duration>PT01H25M35S</meta:editing-duration>
    <meta:document-statistic meta:table-count="2" meta:cell-count="8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264cm" svg:y="3.031cm" chart:style-name="ch2"/>
        <chart:plot-area chart:style-name="ch3" table:cell-range-address="A.A9:A.A9 A.A2:A.A6 A.C2:A.C6 A.H9:A.H9 A.J2:A.J6" chart:data-source-has-labels="both" svg:x="0.119cm" svg:y="0.14cm" svg:width="5.986cm" svg:height="6.641cm">
          <chart:axis chart:dimension="x" chart:name="primary-x" chart:style-name="ch4">
            <chart:title svg:x="2.101cm" svg:y="6.349cm" chart:style-name="ch5">
              <text:p>Number of Clients</text:p>
            </chart:title>
            <chart:categories table:cell-range-address="A.A2:A.A6"/>
          </chart:axis>
          <chart:axis chart:dimension="y" chart:name="primary-y" chart:style-name="ch4">
            <chart:title svg:x="0.161cm" svg:y="4.987cm" chart:style-name="ch6">
              <text:p>Avg Response Time (ms)</text:p>
            </chart:title>
            <chart:grid chart:style-name="ch7" chart:class="major"/>
          </chart:axis>
          <chart:series chart:style-name="ch8" chart:values-cell-range-address="A.C2:A.C6" chart:label-cell-address="A.A9:A.A9" chart:class="chart:line">
            <chart:data-point chart:repeated="5"/>
          </chart:series>
          <chart:series chart:style-name="ch9" chart:values-cell-range-address="A.J2:A.J6" chart:label-cell-address="A.H9:A.H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.A9:A.A9">Hbase</text:p>
              </table:table-cell>
              <table:table-cell office:value-type="string">
                <text:p text:id="A.H9:A.H9">Troups</text:p>
              </table:table-cell>
            </table:table-row>
          </table:table-header-rows>
          <table:table-rows>
            <table:table-row>
              <table:table-cell office:value-type="string">
                <text:p text:id="A.A2:A.A6">1</text:p>
              </table:table-cell>
              <table:table-cell office:value-type="float" office:value="3">
                <text:p text:id="A.C2:A.C6">3</text:p>
              </table:table-cell>
              <table:table-cell office:value-type="float" office:value="14">
                <text:p text:id="A.J2:A.J6">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4.75">
                <text:p>34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185cm" svg:y="3.031cm" chart:style-name="ch2"/>
        <chart:plot-area chart:style-name="ch3" table:cell-range-address="A.H2:A.H6 A.A9:A.A9 A.F2:A.F6 A.H9:A.H10 A.M2:A.M6" chart:data-source-has-labels="both" svg:x="0.119cm" svg:y="0.14cm" svg:width="5.907cm" svg:height="6.641cm">
          <chart:axis chart:dimension="x" chart:name="primary-x" chart:style-name="ch4">
            <chart:title svg:x="2.061cm" svg:y="6.349cm" chart:style-name="ch5">
              <text:p>Number of Clients</text:p>
            </chart:title>
            <chart:categories table:cell-range-address="A.H2:A.H6"/>
          </chart:axis>
          <chart:axis chart:dimension="y" chart:name="primary-y" chart:style-name="ch4">
            <chart:title svg:x="0.161cm" svg:y="4.947cm" chart:style-name="ch6">
              <text:p>Transactions per second</text:p>
            </chart:title>
            <chart:grid chart:style-name="ch7" chart:class="major"/>
          </chart:axis>
          <chart:series chart:style-name="ch8" chart:values-cell-range-address="A.F2:A.F6" chart:label-cell-address="A.A9:A.A9" chart:class="chart:line">
            <chart:data-point chart:repeated="5"/>
          </chart:series>
          <chart:series chart:style-name="ch9" chart:values-cell-range-address="A.M2:A.M6" chart:label-cell-address="A.H9:A.H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.A9:A.A9">Hbase</text:p>
              </table:table-cell>
              <table:table-cell office:value-type="string">
                <text:p text:id="A.H9:A.H10">Troups</text:p>
              </table:table-cell>
            </table:table-row>
          </table:table-header-rows>
          <table:table-rows>
            <table:table-row>
              <table:table-cell office:value-type="string">
                <text:p text:id="A.H2:A.H6">1</text:p>
              </table:table-cell>
              <table:table-cell office:value-type="float" office:value="276.663438926546">
                <text:p text:id="A.F2:A.F6">276.663438926546</text:p>
              </table:table-cell>
              <table:table-cell office:value-type="float" office:value="67.2336706222476">
                <text:p text:id="A.M2:A.M6">67.2336706222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9.52078369076">
                <text:p>529.52078369076</text:p>
              </table:table-cell>
              <table:table-cell office:value-type="float" office:value="134.57139012246">
                <text:p>134.57139012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5.8904109589">
                <text:p>1095.8904109589</text:p>
              </table:table-cell>
              <table:table-cell office:value-type="float" office:value="221.281774679833">
                <text:p>221.281774679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5.15151515152">
                <text:p>1515.15151515152</text:p>
              </table:table-cell>
              <table:table-cell office:value-type="float" office:value="331.937122810512">
                <text:p>331.937122810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3.81584623496">
                <text:p>1533.81584623496</text:p>
              </table:table-cell>
              <table:table-cell office:value-type="float" office:value="452.200307778834">
                <text:p>452.200307778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